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948">
            <text:p>255948</text:p>
          </table:table-cell>
          <table:table-cell office:value-type="float" office:value="134379">
            <text:p>134379</text:p>
          </table:table-cell>
          <table:table-cell office:value-type="float" office:value="135483">
            <text:p>135483</text:p>
          </table:table-cell>
          <table:table-cell office:value-type="float" office:value="162055">
            <text:p>162055</text:p>
          </table:table-cell>
          <table:table-cell office:value-type="float" office:value="315991">
            <text:p>315991</text:p>
          </table:table-cell>
        </table:table-row>
        <table:table-row table:style-name="ro1">
          <table:table-cell office:value-type="float" office:value="229162">
            <text:p>229162</text:p>
          </table:table-cell>
          <table:table-cell office:value-type="float" office:value="139272">
            <text:p>139272</text:p>
          </table:table-cell>
          <table:table-cell office:value-type="float" office:value="129369">
            <text:p>129369</text:p>
          </table:table-cell>
          <table:table-cell office:value-type="float" office:value="164328">
            <text:p>164328</text:p>
          </table:table-cell>
          <table:table-cell office:value-type="float" office:value="318619">
            <text:p>318619</text:p>
          </table:table-cell>
        </table:table-row>
        <table:table-row table:style-name="ro1">
          <table:table-cell office:value-type="float" office:value="333368">
            <text:p>333368</text:p>
          </table:table-cell>
          <table:table-cell office:value-type="float" office:value="136343">
            <text:p>136343</text:p>
          </table:table-cell>
          <table:table-cell office:value-type="float" office:value="128252">
            <text:p>128252</text:p>
          </table:table-cell>
          <table:table-cell office:value-type="float" office:value="163260">
            <text:p>163260</text:p>
          </table:table-cell>
          <table:table-cell office:value-type="float" office:value="311431">
            <text:p>311431</text:p>
          </table:table-cell>
        </table:table-row>
        <table:table-row table:style-name="ro1">
          <table:table-cell office:value-type="float" office:value="324656">
            <text:p>324656</text:p>
          </table:table-cell>
          <table:table-cell office:value-type="float" office:value="142929">
            <text:p>142929</text:p>
          </table:table-cell>
          <table:table-cell office:value-type="float" office:value="133937">
            <text:p>133937</text:p>
          </table:table-cell>
          <table:table-cell office:value-type="float" office:value="168568">
            <text:p>168568</text:p>
          </table:table-cell>
          <table:table-cell office:value-type="float" office:value="312426">
            <text:p>312426</text:p>
          </table:table-cell>
        </table:table-row>
        <table:table-row table:style-name="ro1">
          <table:table-cell office:value-type="float" office:value="197262">
            <text:p>197262</text:p>
          </table:table-cell>
          <table:table-cell office:value-type="float" office:value="137297">
            <text:p>137297</text:p>
          </table:table-cell>
          <table:table-cell office:value-type="float" office:value="132640">
            <text:p>132640</text:p>
          </table:table-cell>
          <table:table-cell office:value-type="float" office:value="167318">
            <text:p>167318</text:p>
          </table:table-cell>
          <table:table-cell office:value-type="float" office:value="313782">
            <text:p>313782</text:p>
          </table:table-cell>
        </table:table-row>
        <table:table-row table:style-name="ro1">
          <table:table-cell office:value-type="float" office:value="321525">
            <text:p>321525</text:p>
          </table:table-cell>
          <table:table-cell office:value-type="float" office:value="142077">
            <text:p>142077</text:p>
          </table:table-cell>
          <table:table-cell office:value-type="float" office:value="127780">
            <text:p>127780</text:p>
          </table:table-cell>
          <table:table-cell office:value-type="float" office:value="169477">
            <text:p>169477</text:p>
          </table:table-cell>
          <table:table-cell office:value-type="float" office:value="311549">
            <text:p>311549</text:p>
          </table:table-cell>
        </table:table-row>
        <table:table-row table:style-name="ro1">
          <table:table-cell office:value-type="float" office:value="307669">
            <text:p>307669</text:p>
          </table:table-cell>
          <table:table-cell office:value-type="float" office:value="133643">
            <text:p>133643</text:p>
          </table:table-cell>
          <table:table-cell office:value-type="float" office:value="129094">
            <text:p>129094</text:p>
          </table:table-cell>
          <table:table-cell office:value-type="float" office:value="167300">
            <text:p>167300</text:p>
          </table:table-cell>
          <table:table-cell office:value-type="float" office:value="311463">
            <text:p>311463</text:p>
          </table:table-cell>
        </table:table-row>
        <table:table-row table:style-name="ro1">
          <table:table-cell office:value-type="float" office:value="222867">
            <text:p>222867</text:p>
          </table:table-cell>
          <table:table-cell office:value-type="float" office:value="136635">
            <text:p>136635</text:p>
          </table:table-cell>
          <table:table-cell office:value-type="float" office:value="130401">
            <text:p>130401</text:p>
          </table:table-cell>
          <table:table-cell office:value-type="float" office:value="162021">
            <text:p>162021</text:p>
          </table:table-cell>
          <table:table-cell office:value-type="float" office:value="311511">
            <text:p>311511</text:p>
          </table:table-cell>
        </table:table-row>
        <table:table-row table:style-name="ro1">
          <table:table-cell office:value-type="float" office:value="407646">
            <text:p>407646</text:p>
          </table:table-cell>
          <table:table-cell office:value-type="float" office:value="131777">
            <text:p>131777</text:p>
          </table:table-cell>
          <table:table-cell office:value-type="float" office:value="131678">
            <text:p>131678</text:p>
          </table:table-cell>
          <table:table-cell office:value-type="float" office:value="161515">
            <text:p>161515</text:p>
          </table:table-cell>
          <table:table-cell office:value-type="float" office:value="311546">
            <text:p>311546</text:p>
          </table:table-cell>
        </table:table-row>
        <table:table-row table:style-name="ro1">
          <table:table-cell office:value-type="float" office:value="254105">
            <text:p>254105</text:p>
          </table:table-cell>
          <table:table-cell office:value-type="float" office:value="136985">
            <text:p>136985</text:p>
          </table:table-cell>
          <table:table-cell office:value-type="float" office:value="133409">
            <text:p>133409</text:p>
          </table:table-cell>
          <table:table-cell office:value-type="float" office:value="161887">
            <text:p>161887</text:p>
          </table:table-cell>
          <table:table-cell office:value-type="float" office:value="311897">
            <text:p>311897</text:p>
          </table:table-cell>
        </table:table-row>
        <table:table-row table:style-name="ro1">
          <table:table-cell table:formula="of:=AVERAGE([.A2:.A11])" office:value-type="float" office:value="285420.8">
            <text:p>285420.8</text:p>
          </table:table-cell>
          <table:table-cell table:formula="of:=AVERAGE([.B2:.B11])" office:value-type="float" office:value="137133.7">
            <text:p>137133.7</text:p>
          </table:table-cell>
          <table:table-cell table:formula="of:=AVERAGE([.C2:.C11])" office:value-type="float" office:value="131204.3">
            <text:p>131204.3</text:p>
          </table:table-cell>
          <table:table-cell table:formula="of:=AVERAGE([.D2:.D11])" office:value-type="float" office:value="164772.9">
            <text:p>164772.9</text:p>
          </table:table-cell>
          <table:table-cell table:formula="of:=AVERAGE([.E2:.E11])" office:value-type="float" office:value="313021.5">
            <text:p>313021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orn </meta:initial-creator>
    <meta:creation-date>2013-10-28T13:15:31</meta:creation-date>
    <dc:date>2013-10-28T13:22:48</dc:date>
    <dc:creator>bjorn </dc:creator>
    <meta:editing-duration>PT2M57S</meta:editing-duration>
    <meta:editing-cycles>2</meta:editing-cycles>
    <meta:generator>LibreOffice/3.5$Linux_X86_64 LibreOffice_project/350m1$Build-2</meta:generator>
    <meta:document-statistic meta:table-count="3" meta:cell-count="60" meta:object-count="0"/>
  </office:meta>
</office:document-meta>
</file>